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4c5b" officeooo:paragraph-rsid="00004c5b"/>
    </style:style>
    <style:style style:name="P2" style:family="paragraph" style:parent-style-name="Standard">
      <style:text-properties style:text-underline-style="solid" style:text-underline-width="auto" style:text-underline-color="font-color" officeooo:rsid="00004c5b" officeooo:paragraph-rsid="00004c5b"/>
    </style:style>
    <style:style style:name="P3" style:family="paragraph" style:parent-style-name="Standard">
      <style:text-properties style:text-underline-style="solid" style:text-underline-width="auto" style:text-underline-color="font-color" officeooo:rsid="0002036d" officeooo:paragraph-rsid="0002036d"/>
    </style:style>
    <style:style style:name="P4" style:family="paragraph" style:parent-style-name="Standard">
      <style:text-properties style:text-underline-style="solid" style:text-underline-width="auto" style:text-underline-color="font-color" fo:font-weight="bold" officeooo:rsid="0002036d" officeooo:paragraph-rsid="0002036d" style:font-weight-asian="bold" style:font-weight-complex="bold"/>
    </style:style>
    <style:style style:name="P5" style:family="paragraph" style:parent-style-name="Standard">
      <style:text-properties style:text-underline-style="none" officeooo:rsid="00014a4a" officeooo:paragraph-rsid="00014a4a"/>
    </style:style>
    <style:style style:name="P6" style:family="paragraph" style:parent-style-name="Standard">
      <style:text-properties style:text-underline-style="none" officeooo:rsid="0002036d" officeooo:paragraph-rsid="0002036d"/>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style:text-underline-style="solid" style:text-underline-width="auto" style:text-underline-color="font-color"/>
    </style:style>
    <style:style style:name="T4" style:family="text">
      <style:text-properties style:text-position="0% 100%" style:text-underline-style="solid" style:text-underline-width="auto" style:text-underline-color="font-color" fo:font-weight="bold" style:font-weight-asian="bold" style:font-weight-complex="bold"/>
    </style:style>
    <style:style style:name="T5" style:family="text">
      <style:text-properties style:text-position="0% 100%" style:text-underline-style="none"/>
    </style:style>
    <style:style style:name="T6" style:family="text">
      <style:text-properties style:text-position="0% 100%"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officeooo:rsid="0002036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Variables</text:span><text:span text:style-name="T7">:</text:span> x<text:span text:style-name="T1">i</text:span><text:span text:style-name="T2"> for i ∈ {1, ..., n} (ie one variable for each column)</text:span></text:p>
      <text:p text:style-name="P1"><text:span text:style-name="T4">Domain</text:span><text:span text:style-name="T3">:</text:span><text:span text:style-name="T2"> <text:s/>x</text:span><text:span text:style-name="T1">i <text:s/></text:span><text:span text:style-name="T2">∈ {0, 1} (1 if we choose the column, 0 if we do not choose it)</text:span></text:p>
      <text:p text:style-name="P2"><text:span text:style-name="T6">Set of all states</text:span><text:span text:style-name="T2">:</text:span><text:span text:style-name="T5"> All possible assignments of 0, 1 to the varaibles (eg 000, 001, 010, 011, etc for n = 3)</text:span></text:p>
      <text:p text:style-name="P2"><text:span text:style-name="T5"/></text:p>
      <text:p text:style-name="P2"><text:span text:style-name="T6">Cost Function</text:span><text:span text:style-name="T2">:</text:span></text:p>
      <text:p text:style-name="P5"><text:span text:style-name="T2">The sum of weights for all columns selected in an assignment + (# of rows with no 1 in them) * highest weight + 1.</text:span></text:p>
      <text:p text:style-name="P5"/>
      <text:p text:style-name="P5"><text:span text:style-name="T2">For example:</text:span></text:p>
      <text:p text:style-name="P5"/>
      <text:p text:style-name="P5"><text:span text:style-name="T2">weights: 10 2 4 9</text:span></text:p>
      <text:p text:style-name="P5">matrix:<text:tab/>1 0 0 0</text:p>
      <text:p text:style-name="P5"><text:tab/>1 1 0 0</text:p>
      <text:p text:style-name="P5"><text:tab/>1 1 1 0</text:p>
      <text:p text:style-name="P5"><text:tab/>0 0 1 0</text:p>
      <text:p text:style-name="P5"><text:tab/>0 0 0 1</text:p>
      <text:p text:style-name="P5"/>
      <text:p text:style-name="P5">cost(1, 0, 0, 1) = (10 + 9) + (0)<text:tab/><text:tab/><text:tab/>// + (0) because all rows have a 1 in them</text:p>
      <text:p text:style-name="P5">cost(0, 0, 1, 0) = (4) + (10 * 3 + 1)<text:tab/><text:tab/><text:tab/>// 3 rows do not have a one in them</text:p>
      <text:p text:style-name="P5"/>
      <text:p text:style-name="P5">The +1 one is there so that the algorithm will favour assignments were all rows have ones in them, for example, consider the matrix with weights 1:</text:p>
      <text:p text:style-name="P5"/>
      <text:p text:style-name="P5">1 0</text:p>
      <text:p text:style-name="P5"><text:span text:style-name="T10">0</text:span> 1</text:p>
      <text:p text:style-name="P5"/>
      <text:p text:style-name="P6">Without the +1 the costs would be:</text:p>
      <text:p text:style-name="P6">cost(1, 0) = cost(0, 1) = (1) + (1*1) = 2 // One column selected (1) + one row without a 1 in it (1*1)</text:p>
      <text:p text:style-name="P6">cost(1, 1) = (1 + 1) + (0) <text:s text:c="17"/>= 2 // Two columns selected (1 + 1) + all rows have a 1 in them (0)</text:p>
      <text:p text:style-name="P6"/>
      <text:p text:style-name="P6">As you can see, the three assignments have the same cost but only (1, 1) is a correct assignment. If we add the +1 the first 2 will have a cost of 3 and the desired one will have a cost of 2.</text:p>
      <text:p text:style-name="P6"/>
      <text:p text:style-name="P4">Initial Assignment:</text:p>
      <text:p text:style-name="P4"><text:span text:style-name="T9">Simply picks a completely random assignment of columns for the initial s.</text:span></text:p>
      <text:p text:style-name="P6"/>
      <text:p text:style-name="P3"><text:span text:style-name="T11">Neighbourhood Function</text:span>:</text:p>
      <text:p text:style-name="P6">Select / Deselected a column in an assignment, eg s = 0110 neightbours: {1110, 0010, 0100, 0111}</text:p>
      <text:p text:style-name="P6">My neighbourhood function first gets all possible neightbours, calculates the cost of all of them, then returns the neightbour with the best possible cost (it ignores the neighbours that are in the tabu list)</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1T16:22:34.556013680</meta:creation-date>
    <dc:date>2014-06-01T17:15:51.915485677</dc:date>
    <meta:editing-duration>PT1M26S</meta:editing-duration>
    <meta:editing-cycles>1</meta:editing-cycles>
    <meta:document-statistic meta:table-count="0" meta:image-count="0" meta:object-count="0" meta:page-count="1" meta:paragraph-count="26" meta:word-count="352" meta:character-count="1616" meta:non-whitespace-character-count="1263"/>
    <meta:generator>LibreOffice/4.2.3.3$Linux_X86_64 LibreOffice_project/420m0$Build-3</meta:generator>
  </office:meta>
</office:document-meta>
</file>